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rsid="00f6916f" officeooo:paragraph-rsid="00f6916f"/>
    </style:style>
    <style:style style:name="P8" style:family="paragraph" style:parent-style-name="Text_20_body">
      <style:text-properties officeooo:paragraph-rsid="00f6916f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25aa4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14" style:family="paragraph" style:parent-style-name="Text_20_body">
      <style:text-properties fo:font-style="normal" officeooo:rsid="00f6916f" officeooo:paragraph-rsid="00f6916f" style:font-style-asian="normal" style:font-style-complex="normal"/>
    </style:style>
    <style:style style:name="P15" style:family="paragraph" style:parent-style-name="Text_20_body">
      <style:text-properties officeooo:paragraph-rsid="00f6916f"/>
    </style:style>
    <style:style style:name="P16" style:family="paragraph" style:parent-style-name="Heading_20_1">
      <style:paragraph-properties fo:break-before="page"/>
      <style:text-properties officeooo:rsid="0019a71e" officeooo:paragraph-rsid="0019a71e"/>
    </style:style>
    <style:style style:name="P17" style:family="paragraph" style:parent-style-name="Heading_20_1">
      <style:paragraph-properties fo:break-before="page"/>
      <style:text-properties officeooo:rsid="00f6916f" officeooo:paragraph-rsid="00f6916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f6916f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dd5b0a" style:font-style-asian="normal" style:font-style-complex="normal"/>
    </style:style>
    <style:style style:name="T9" style:family="text">
      <style:text-properties fo:font-style="normal" officeooo:rsid="00faa4a7" style:font-style-asian="normal" style:font-style-complex="normal"/>
    </style:style>
    <style:style style:name="T10" style:family="text">
      <style:text-properties fo:font-style="normal" officeooo:rsid="00f6916f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f6916f" style:font-style-asian="normal" style:font-style-complex="normal"/>
    </style:style>
    <style:style style:name="T13" style:family="text">
      <style:text-properties style:font-name="arial" fo:font-size="14pt" fo:font-style="normal" fo:font-weight="normal" officeooo:rsid="00f6916f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arial" fo:font-size="11pt" fo:font-style="normal" officeooo:rsid="00faa4a7" style:font-style-asian="normal" style:font-style-complex="normal"/>
    </style:style>
    <style:style style:name="T15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officeooo:rsid="00faa4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9"/>
      <text:p text:style-name="P10"><text:span text:style-name="T15">Documento di </text:span><text:span text:style-name="T13">sviluppo dell’applicazione web</text:span><text:span text:style-name="T16">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2">Indice</text:p>
          </text:index-title>
          <text:p text:style-name="P11"><text:a xlink:type="simple" xlink:href="#__RefHeading___Toc211_1698590011" text:style-name="Index_20_Link" text:visited-style-name="Index_20_Link">Scopo del documento<text:tab/>3</text:a></text:p>
          <text:p text:style-name="P11"><text:a xlink:type="simple" xlink:href="#__RefHeading___Toc1823_469272218" text:style-name="Index_20_Link" text:visited-style-name="Index_20_Link">User flow<text:tab/>4</text:a></text:p>
        </text:index-body>
      </text:table-of-content>
      <text:p text:style-name="P6"/>
      <text:h text:style-name="P16" text:outline-level="1"><text:bookmark-start text:name="__RefHeading___Toc211_1698590011"/>Scopo del documento<text:bookmark-end text:name="__RefHeading___Toc211_1698590011"/></text:h>
      <text:p text:style-name="P13"/>
      <text:p text:style-name="P7"><text:span text:style-name="T8">I</text:span><text:span text:style-name="T7">l seguente documento riporta tutte le informazioni necessarie per descrivere lo sviluppo di una parte, molto completa, dell’applicazione web </text:span><text:span text:style-name="T3">SpottyThings</text:span><text:span text:style-name="T7">.</text:span></text:p>
      <text:p text:style-name="P7"><text:span text:style-name="T7">Nel primo capitolo viene riportato lo user flow, ovvero una descrizione tramite diagramma di tutte le azioni che si possono eseguire sulla parte implementata di </text:span><text:span text:style-name="T3">SpottyThings</text:span><text:span text:style-name="T7">, descrivendo le varie richieste effettuabili a front-end in ogni pagina e le varie risposte possibili.</text:span></text:p>
      <text:p text:style-name="P14">Successivamente rappresentiamo una struttura del codice realizzato, descrivendo le dipendenze installate, i modelli realizzati e le API implementate.</text:p>
      <text:p text:style-name="P8"><text:span text:style-name="T10">Una attenta descrizione delle API implementate viene fatta con il diagramma delle </text:span><text:span text:style-name="T14">risorse</text:span><text:span text:style-name="T10"> e il diagramma </text:span><text:span text:style-name="T14">di estrazione delle risorse</text:span><text:span text:style-name="T10">, in cui si individuano le risorse estratte a partire dal diagramma delle classi del </text:span><text:span text:style-name="T12">documento</text:span><text:span text:style-name="T5"> D3-T25</text:span><text:span text:style-name="T12">.</text:span></text:p>
      <text:p text:style-name="P7"><text:span text:style-name="T7">Nel capitolo quattro si spiega ciò che si è fatto con </text:span><text:span text:style-name="T3">Swagger</text:span><text:span text:style-name="T7"> per la documentazione delle API.</text:span></text:p>
      <text:p text:style-name="P14">Successivamente viene fornita una breve descrizione per le pagine implementate e una descrizione del repository di GitHub con le istruzioni per effettuare il deployment.</text:p>
      <text:p text:style-name="P14">Per finire mostriamo i vari casi di test realizzati per verificare il corretto funzionamento delle API.</text:p>
      <text:h text:style-name="P17" text:outline-level="1"><text:bookmark-start text:name="__RefHeading___Toc1823_469272218"/>User flow<text:bookmark-end text:name="__RefHeading___Toc1823_469272218"/></text:h>
      <text:p text:style-name="P8"/>
      <text:p text:style-name="P7">In questo capito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3"><draw:image xlink:href="Pictures/100002010000055600000300361D783FB9C67B03.png" xlink:type="simple" xlink:show="embed" xlink:actuate="onLoad" loext:mime-type="image/png"/></draw:frame>Documento: <text:span text:style-name="MT1">D</text:span><text:span text:style-name="MT2">4</text:span><text:span text:style-name="MT1">-T25</text:span></text:p>
        <text:p text:style-name="MP2">Revisione:<text:span text:style-name="MT3"> </text:span><text:span text:style-name="MT2">0.9</text:span></text:p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2-18T21:09:18.596599189</dc:date>
    <meta:editing-duration>PT23H25M57S</meta:editing-duration>
    <meta:editing-cycles>76</meta:editing-cycles>
    <meta:document-statistic meta:table-count="0" meta:image-count="1" meta:object-count="0" meta:page-count="4" meta:paragraph-count="18" meta:word-count="199" meta:character-count="1352" meta:non-whitespace-character-count="1171"/>
  </office:meta>
</office:document-meta>
</file>